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Shape1" draw:style-name="gr1" draw:text-style-name="P1" svg:width="13.997cm" svg:height="2.408cm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4T11:23:15.214334283</meta:creation-date>
    <dc:date>2021-02-24T11:23:40.921988366</dc:date>
    <meta:editing-duration>PT26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Dev/7.2.0.0.alpha0$Linux_X86_64 LibreOffice_project/6b3af098ee9d56c8de2f0dbf2376b18535b28247</meta:generator>
  </office:meta>
</office:document-meta>
</file>